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he widget is used when we want to enter a number or text. In order for this widget to work, the project must define a page for entering text and a page for entering numbers. See some of the examples listed under <text:span text:style-name="T1">Examples</text:span> of how these pages are defined.</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riable in which the entered number or text will be stored.</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Choose whether <text:span text:style-name="backtick">Number</text:span> or <text:span text:style-name="backtick">Text</text:span> is entered.</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inimum number that needs to be entered, and if it is set to <text:span text:style-name="backtick">Text</text:span> then this property represents the minimum number of characters that need to be entered.</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aximum number that needs to be entered, and if it is set to <text:span text:style-name="backtick">Text</text:span> then this property represents the maximum number of characters that need to be entered.</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precision of the entered number. If a number with higher precision (more decimal places) is entered, then the number will be rounded to this precision. For example if we set it to <text:span text:style-name="backtick">0.01</text:span> then the number will be rounded to two decimal places.</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unit that will be used, i.e. printed to the right of the numerical value.</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text:span text:style-name="backtick">Input type</text:span> is set to <text:span text:style-name="backtick">Text</text:span> and a password is entered, then this property should be enabled so that <text:span text:style-name="backtick">*</text:span> is displayed instead of characters when entering the password.</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put (EEZ-GUI)20" text:continue-numbering="true" text:continue-list="list_Input (EEZ-GUI)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3" text:continue-numbering="true" text:continue-list="list_Input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put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5" text:continue-numbering="true" text:continue-list="list_Input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 (EEZ-GUI)26" text:continue-numbering="true" text:continue-list="list_Input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 (EEZ-GUI)27" text:continue-numbering="true" text:continue-list="list_Input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8" text:style-name="List_20_1">
                        
                        <text:list-item>
                            <text:p text:style-name="List_20_1_20_Start">
                                <text:span text:style-name="T1">eez-gui-widgets-demo</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